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" style:family="paragraph">
      <style:paragraph-properties fo:line-height="100.00%" fo:text-align="left" fo:margin-top="7.00pt" fo:margin-bottom="6.00pt"/>
    </style:style>
    <style:style style:name="P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3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 fo:margin-top="7.00pt" fo:margin-bottom="6.00pt"/>
    </style:style>
    <text:list-style style:name="L18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14.15pt"/>
    </style:style>
    <style:style style:name="P20" style:family="paragraph">
      <style:paragraph-properties fo:line-height="100.00%" fo:text-align="left" fo:margin-top="7.00pt" fo:margin-bottom="6.00pt"/>
    </style:style>
    <style:style style:name="P2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24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24.10pt"/>
          <style:tab-stop style:position="44.2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24.10pt"/>
          <style:tab-stop style:position="44.2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24.10pt"/>
          <style:tab-stop style:position="44.2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24.10pt"/>
          <style:tab-stop style:position="44.2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24.10pt"/>
          <style:tab-stop style:position="44.20pt" style:type="center"/>
        </style:tab-stops>
      </style:paragraph-properties>
    </style:style>
    <style:style style:name="P33" style:family="paragraph">
      <style:paragraph-properties fo:line-height="100.00%" fo:text-align="left" fo:margin-bottom="14.15pt"/>
    </style:style>
    <style:style style:name="P34" style:family="paragraph">
      <style:paragraph-properties fo:line-height="100.00%" fo:text-align="left" fo:margin-top="7.00pt" fo:margin-bottom="6.00pt"/>
    </style:style>
    <text:list-style style:name="L3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>
        <style:tab-stops>
          <style:tab-stop style:position="481.90pt"/>
        </style:tab-stops>
      </style:paragraph-properties>
    </style:style>
    <style:style style:name="P37" style:family="paragraph">
      <style:paragraph-properties fo:line-height="115.00%" fo:text-align="righ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40" style:family="paragraph">
      <style:paragraph-properties fo:line-height="100.00%" fo:text-align="left" fo:margin-top="7.00pt" fo:margin-bottom="6.00pt"/>
    </style:style>
    <style:style style:name="P4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4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4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5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53" style:family="paragraph">
      <style:paragraph-properties fo:line-height="100.00%" fo:text-align="left" fo:margin-bottom="14.15pt"/>
    </style:style>
    <style:style style:name="P54" style:family="paragraph">
      <style:paragraph-properties fo:line-height="100.00%" fo:text-align="left" fo:margin-top="7.00pt" fo:margin-bottom="6.00pt"/>
    </style:style>
    <text:list-style style:name="L5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top="7.00pt" fo:margin-bottom="6.00pt"/>
    </style:style>
    <style:style style:name="P5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6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64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67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74" style:family="paragraph">
      <style:paragraph-properties fo:line-height="100.00%" fo:text-align="left" fo:margin-bottom="14.15pt"/>
    </style:style>
    <style:style style:name="P75" style:family="paragraph">
      <style:paragraph-properties fo:line-height="100.00%" fo:text-align="left" fo:margin-top="7.00pt" fo:margin-bottom="6.00pt"/>
    </style:style>
    <text:list-style style:name="L7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78" style:family="paragraph">
      <style:paragraph-properties fo:line-height="115.00%" fo:text-align="right"/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81" style:family="paragraph">
      <style:paragraph-properties fo:line-height="100.00%" fo:text-align="left" fo:margin-top="7.00pt" fo:margin-bottom="6.00pt"/>
    </style:style>
    <style:style style:name="P8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85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88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9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94" style:family="paragraph">
      <style:paragraph-properties fo:line-height="100.00%" fo:text-align="left" fo:margin-bottom="14.15pt"/>
    </style:style>
    <style:style style:name="P95" style:family="paragraph">
      <style:paragraph-properties fo:line-height="100.00%" fo:text-align="left" fo:margin-top="7.00pt" fo:margin-bottom="6.00pt"/>
    </style:style>
    <text:list-style style:name="L9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top="7.00pt" fo:margin-bottom="6.00pt"/>
    </style:style>
    <style:style style:name="P99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02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11" style:family="paragraph">
      <style:paragraph-properties fo:line-height="100.00%" fo:text-align="left" fo:margin-bottom="14.15pt"/>
    </style:style>
    <style:style style:name="P112" style:family="paragraph">
      <style:paragraph-properties fo:line-height="100.00%" fo:text-align="left" fo:margin-top="7.00pt" fo:margin-bottom="6.00pt"/>
    </style:style>
    <text:list-style style:name="L11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115" style:family="paragraph">
      <style:paragraph-properties fo:line-height="115.00%" fo:text-align="right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118" style:family="paragraph">
      <style:paragraph-properties fo:line-height="100.00%" fo:text-align="left" fo:margin-top="7.00pt" fo:margin-bottom="6.00pt"/>
    </style:style>
    <style:style style:name="P11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12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25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28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31" style:family="paragraph">
      <style:paragraph-properties fo:line-height="100.00%" fo:text-align="left" fo:margin-bottom="14.15pt"/>
    </style:style>
    <style:style style:name="P132" style:family="paragraph">
      <style:paragraph-properties fo:line-height="100.00%" fo:text-align="left" fo:margin-top="7.00pt" fo:margin-bottom="6.00pt"/>
    </style:style>
    <text:list-style style:name="L13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top="7.00pt" fo:margin-bottom="6.00pt"/>
    </style:style>
    <style:style style:name="P13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39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42" style:family="paragraph">
      <style:paragraph-properties fo:line-height="100.00%" fo:text-align="left" fo:margin-bottom="14.15pt"/>
    </style:style>
    <style:style style:name="P143" style:family="paragraph">
      <style:paragraph-properties fo:line-height="100.00%" fo:text-align="left" fo:margin-top="7.00pt" fo:margin-bottom="6.00pt"/>
    </style:style>
    <text:list-style style:name="L144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148" style:family="paragraph">
      <style:paragraph-properties fo:line-height="100.00%" fo:text-align="left" fo:margin-top="7.00pt" fo:margin-bottom="6.00pt"/>
    </style:style>
    <style:style style:name="P14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15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55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58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61" style:family="paragraph">
      <style:paragraph-properties fo:line-height="100.00%" fo:text-align="left" fo:margin-bottom="14.15pt"/>
    </style:style>
    <style:style style:name="P162" style:family="paragraph">
      <style:paragraph-properties fo:line-height="100.00%" fo:text-align="left" fo:margin-top="7.00pt" fo:margin-bottom="6.00pt"/>
    </style:style>
    <text:list-style style:name="L16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top="7.00pt" fo:margin-bottom="6.00pt"/>
    </style:style>
    <style:style style:name="P16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69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172" style:family="paragraph">
      <style:paragraph-properties fo:line-height="100.00%" fo:text-align="left" fo:margin-bottom="14.15pt"/>
    </style:style>
    <style:style style:name="P173" style:family="paragraph">
      <style:paragraph-properties fo:line-height="100.00%" fo:text-align="left" fo:margin-top="7.00pt" fo:margin-bottom="6.00pt"/>
    </style:style>
    <text:list-style style:name="L174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178" style:family="paragraph">
      <style:paragraph-properties fo:line-height="100.00%" fo:text-align="left" fo:margin-top="7.00pt" fo:margin-bottom="6.00pt"/>
    </style:style>
    <style:style style:name="P17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180" style:family="paragraph">
      <style:paragraph-properties fo:line-height="100.00%" fo:text-align="left"/>
    </style:style>
    <style:style style:name="P18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18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85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188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89" style:family="paragraph">
      <style:paragraph-properties fo:line-height="100.00%" fo:text-align="left"/>
    </style:style>
    <style:style style:name="P19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191" style:family="paragraph">
      <style:paragraph-properties fo:line-height="100.00%" fo:text-align="left" fo:margin-bottom="14.15pt"/>
    </style:style>
    <style:style style:name="P192" style:family="paragraph">
      <style:paragraph-properties fo:line-height="100.00%" fo:text-align="left" fo:margin-top="7.00pt" fo:margin-bottom="6.00pt"/>
    </style:style>
    <text:list-style style:name="L19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top="7.00pt" fo:margin-bottom="6.00pt"/>
    </style:style>
    <style:style style:name="P19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199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02" style:family="paragraph">
      <style:paragraph-properties fo:line-height="100.00%" fo:text-align="left" fo:margin-bottom="14.15pt"/>
    </style:style>
    <style:style style:name="P203" style:family="paragraph">
      <style:paragraph-properties fo:line-height="100.00%" fo:text-align="left" fo:margin-top="7.00pt" fo:margin-bottom="6.00pt"/>
    </style:style>
    <text:list-style style:name="L204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208" style:family="paragraph">
      <style:paragraph-properties fo:line-height="100.00%" fo:text-align="left" fo:margin-top="7.00pt" fo:margin-bottom="6.00pt"/>
    </style:style>
    <style:style style:name="P20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21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15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18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221" style:family="paragraph">
      <style:paragraph-properties fo:line-height="100.00%" fo:text-align="left" fo:margin-bottom="14.15pt"/>
    </style:style>
    <style:style style:name="P222" style:family="paragraph">
      <style:paragraph-properties fo:line-height="100.00%" fo:text-align="left" fo:margin-top="7.00pt" fo:margin-bottom="6.00pt"/>
    </style:style>
    <text:list-style style:name="L22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top="7.00pt" fo:margin-bottom="6.00pt"/>
    </style:style>
    <style:style style:name="P226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229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34" style:family="paragraph">
      <style:paragraph-properties fo:line-height="100.00%" fo:text-align="left" fo:margin-bottom="14.15pt"/>
    </style:style>
    <style:style style:name="P235" style:family="paragraph">
      <style:paragraph-properties fo:line-height="100.00%" fo:text-align="left" fo:margin-top="7.00pt" fo:margin-bottom="6.00pt"/>
    </style:style>
    <text:list-style style:name="L23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36" style:family="paragraph">
      <style:paragraph-properties fo:line-height="100.00%" fo:text-align="left"/>
    </style:style>
    <style:style style:name="P23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238" style:family="paragraph">
      <style:paragraph-properties fo:line-height="100.00%" fo:text-align="left"/>
    </style:style>
    <style:style style:name="P239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240" style:family="paragraph">
      <style:paragraph-properties fo:line-height="100.00%" fo:text-align="left" fo:margin-top="7.00pt" fo:margin-bottom="6.00pt"/>
    </style:style>
    <style:style style:name="P241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242" style:family="paragraph">
      <style:paragraph-properties fo:line-height="100.00%" fo:text-align="left"/>
    </style:style>
    <style:style style:name="P243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343.25pt" style:type="center"/>
        </style:tab-stops>
      </style:paragraph-properties>
    </style:style>
    <style:style style:name="P244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45" style:family="paragraph">
      <style:paragraph-properties fo:line-height="100.00%" fo:text-align="left"/>
    </style:style>
    <style:style style:name="P246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47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 style:type="center"/>
        </style:tab-stops>
      </style:paragraph-properties>
    </style:style>
    <style:style style:name="P250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00.00%" fo:text-align="left" fo:margin-left="1.50pt" fo:text-indent="-1.50pt">
        <style:tab-stops>
          <style:tab-stop style:position="312.50pt" style:type="center"/>
          <style:tab-stop style:position="49164.05pt"/>
        </style:tab-stops>
      </style:paragraph-properties>
    </style:style>
    <style:style style:name="P253" style:family="paragraph">
      <style:paragraph-properties fo:line-height="100.00%" fo:text-align="left" fo:margin-bottom="14.15pt"/>
    </style:style>
    <style:style style:name="P254" style:family="paragraph">
      <style:paragraph-properties fo:line-height="100.00%" fo:text-align="left" fo:margin-top="7.00pt" fo:margin-bottom="6.00pt"/>
    </style:style>
    <text:list-style style:name="L255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55" style:family="paragraph">
      <style:paragraph-properties fo:line-height="100.00%" fo:text-align="left"/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left" fo:margin-top="7.00pt" fo:margin-bottom="6.00pt"/>
    </style:style>
    <style:style style:name="P258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343.25pt" style:type="center"/>
          <style:tab-stop style:position="444797.65pt" style:type="right"/>
          <style:tab-stop style:position="-1.50pt"/>
          <style:tab-stop style:position="44.20pt" style:type="center"/>
        </style:tab-stops>
      </style:paragraph-properties>
    </style:style>
    <style:style style:name="P261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62" style:family="paragraph">
      <style:paragraph-properties fo:line-height="100.00%" fo:text-align="left"/>
    </style:style>
    <style:style style:name="P263" style:family="paragraph">
      <style:paragraph-properties fo:line-height="100.00%" fo:text-align="left" fo:margin-left="1.50pt" fo:text-indent="-1.50pt">
        <style:tab-stops>
          <style:tab-stop style:position="142.55pt" style:type="center"/>
          <style:tab-stop style:position="49164.05pt" style:type="center"/>
          <style:tab-stop style:position="444775.25pt" style:type="right"/>
          <style:tab-stop style:position="-1.50pt"/>
          <style:tab-stop style:position="44.20pt" style:type="center"/>
        </style:tab-stops>
      </style:paragraph-properties>
    </style:style>
    <style:style style:name="P264" style:family="paragraph">
      <style:paragraph-properties fo:line-height="100.00%" fo:text-align="left" fo:margin-bottom="14.15pt"/>
    </style:style>
    <style:style style:name="P265" style:family="paragraph">
      <style:paragraph-properties fo:line-height="100.00%" fo:text-align="left" fo:margin-top="7.00pt" fo:margin-bottom="6.00pt"/>
    </style:style>
    <text:list-style style:name="L26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 fo:margin-left="0.50pt" fo:text-indent="-0.50pt">
        <style:tab-stops>
          <style:tab-stop style:position="481.40p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/>
    </style:style>
    <style:style style:name="TableColumn0100" style:family="table-column">
      <style:table-column-properties style:column-width="6.693056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200" style:family="table-column">
      <style:table-column-properties style:column-width="4.361111in"/>
    </style:style>
    <style:style style:name="TableColumn0201" style:family="table-column">
      <style:table-column-properties style:column-width="1.319444in"/>
    </style:style>
    <style:style style:name="Table02" style:family="table">
      <style:table-properties style:width="5.6805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0200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Row0201" style:family="table-row">
      <style:table-row-properties style:min-row-height="0.183333in"/>
    </style:style>
    <style:style style:name="TableCell0201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0201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Row0202" style:family="table-row">
      <style:table-row-properties style:min-row-height="0.216667in"/>
    </style:style>
    <style:style style:name="TableCell0202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0202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02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0300" style:family="table-column">
      <style:table-column-properties style:column-width="2.000694in"/>
    </style:style>
    <style:style style:name="TableColumn0301" style:family="table-column">
      <style:table-column-properties style:column-width="0.634722in"/>
    </style:style>
    <style:style style:name="TableColumn0302" style:family="table-column">
      <style:table-column-properties style:column-width="1.065972in"/>
    </style:style>
    <style:style style:name="TableColumn0303" style:family="table-column">
      <style:table-column-properties style:column-width="0.902778in"/>
    </style:style>
    <style:style style:name="TableColumn0304" style:family="table-column">
      <style:table-column-properties style:column-width="1.084722in"/>
    </style:style>
    <style:style style:name="Table03" style:family="table">
      <style:table-properties style:width="5.68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2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2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2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3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3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3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3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4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4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4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304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0400" style:family="table-column">
      <style:table-column-properties style:column-width="6.693056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0500" style:family="table-column">
      <style:table-column-properties style:column-width="4.361111in"/>
    </style:style>
    <style:style style:name="TableColumn0501" style:family="table-column">
      <style:table-column-properties style:column-width="1.327778in"/>
    </style:style>
    <style:style style:name="Table05" style:family="table">
      <style:table-properties style:width="5.68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5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501" style:family="table-row">
      <style:table-row-properties style:min-row-height="0.183333in"/>
    </style:style>
    <style:style style:name="TableCell05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5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502" style:family="table-row">
      <style:table-row-properties style:min-row-height="0.216667in"/>
    </style:style>
    <style:style style:name="TableCell05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5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05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0600" style:family="table-column">
      <style:table-column-properties style:column-width="2.000694in"/>
    </style:style>
    <style:style style:name="TableColumn0601" style:family="table-column">
      <style:table-column-properties style:column-width="0.634722in"/>
    </style:style>
    <style:style style:name="TableColumn0602" style:family="table-column">
      <style:table-column-properties style:column-width="1.065972in"/>
    </style:style>
    <style:style style:name="TableColumn0603" style:family="table-column">
      <style:table-column-properties style:column-width="0.902778in"/>
    </style:style>
    <style:style style:name="TableColumn0604" style:family="table-column">
      <style:table-column-properties style:column-width="1.084722in"/>
    </style:style>
    <style:style style:name="Table06" style:family="table">
      <style:table-properties style:width="5.68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602" style:family="table-row">
      <style:table-row-properties style:min-row-height="0.375000in"/>
    </style:style>
    <style:style style:name="TableCell06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2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2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2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3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3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3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3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4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4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4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4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5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5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5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605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0700" style:family="table-column">
      <style:table-column-properties style:column-width="6.693056in"/>
    </style:style>
    <style:style style:name="Table07" style:family="table">
      <style:table-properties style:width="6.693056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0800" style:family="table-column">
      <style:table-column-properties style:column-width="4.361111in"/>
    </style:style>
    <style:style style:name="TableColumn0801" style:family="table-column">
      <style:table-column-properties style:column-width="1.327778in"/>
    </style:style>
    <style:style style:name="Table08" style:family="table">
      <style:table-properties style:width="5.6888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8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801" style:family="table-row">
      <style:table-row-properties style:min-row-height="0.183333in"/>
    </style:style>
    <style:style style:name="TableCell08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8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802" style:family="table-row">
      <style:table-row-properties style:min-row-height="0.216667in"/>
    </style:style>
    <style:style style:name="TableCell08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8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08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0900" style:family="table-column">
      <style:table-column-properties style:column-width="2.000694in"/>
    </style:style>
    <style:style style:name="TableColumn0901" style:family="table-column">
      <style:table-column-properties style:column-width="0.634722in"/>
    </style:style>
    <style:style style:name="TableColumn0902" style:family="table-column">
      <style:table-column-properties style:column-width="1.065972in"/>
    </style:style>
    <style:style style:name="TableColumn0903" style:family="table-column">
      <style:table-column-properties style:column-width="0.902778in"/>
    </style:style>
    <style:style style:name="TableColumn0904" style:family="table-column">
      <style:table-column-properties style:column-width="1.084722in"/>
    </style:style>
    <style:style style:name="Table09" style:family="table">
      <style:table-properties style:width="5.688889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2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2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2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3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3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3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3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4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4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4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0904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1000" style:family="table-column">
      <style:table-column-properties style:column-width="6.693056in"/>
    </style:style>
    <style:style style:name="Table10" style:family="table">
      <style:table-properties style:width="6.693056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1100" style:family="table-column">
      <style:table-column-properties style:column-width="4.361111in"/>
    </style:style>
    <style:style style:name="TableColumn1101" style:family="table-column">
      <style:table-column-properties style:column-width="1.327778in"/>
    </style:style>
    <style:style style:name="Table11" style:family="table">
      <style:table-properties style:width="5.688889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1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101" style:family="table-row">
      <style:table-row-properties style:min-row-height="0.183333in"/>
    </style:style>
    <style:style style:name="TableCell11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1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102" style:family="table-row">
      <style:table-row-properties style:min-row-height="0.216667in"/>
    </style:style>
    <style:style style:name="TableCell11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1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11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1200" style:family="table-column">
      <style:table-column-properties style:column-width="2.000694in"/>
    </style:style>
    <style:style style:name="TableColumn1201" style:family="table-column">
      <style:table-column-properties style:column-width="0.634722in"/>
    </style:style>
    <style:style style:name="TableColumn1202" style:family="table-column">
      <style:table-column-properties style:column-width="1.065972in"/>
    </style:style>
    <style:style style:name="TableColumn1203" style:family="table-column">
      <style:table-column-properties style:column-width="0.902778in"/>
    </style:style>
    <style:style style:name="TableColumn1204" style:family="table-column">
      <style:table-column-properties style:column-width="1.084722in"/>
    </style:style>
    <style:style style:name="Table12" style:family="table">
      <style:table-properties style:width="5.6888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2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1300" style:family="table-column">
      <style:table-column-properties style:column-width="6.693056in"/>
    </style:style>
    <style:style style:name="Table13" style:family="table">
      <style:table-properties style:width="6.693056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1400" style:family="table-column">
      <style:table-column-properties style:column-width="4.361111in"/>
    </style:style>
    <style:style style:name="TableColumn1401" style:family="table-column">
      <style:table-column-properties style:column-width="1.327778in"/>
    </style:style>
    <style:style style:name="Table14" style:family="table">
      <style:table-properties style:width="5.6888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4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401" style:family="table-row">
      <style:table-row-properties style:min-row-height="0.183333in"/>
    </style:style>
    <style:style style:name="TableCell14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4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402" style:family="table-row">
      <style:table-row-properties style:min-row-height="0.216667in"/>
    </style:style>
    <style:style style:name="TableCell14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4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14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1500" style:family="table-column">
      <style:table-column-properties style:column-width="2.000694in"/>
    </style:style>
    <style:style style:name="TableColumn1501" style:family="table-column">
      <style:table-column-properties style:column-width="0.634722in"/>
    </style:style>
    <style:style style:name="TableColumn1502" style:family="table-column">
      <style:table-column-properties style:column-width="1.065972in"/>
    </style:style>
    <style:style style:name="TableColumn1503" style:family="table-column">
      <style:table-column-properties style:column-width="0.902778in"/>
    </style:style>
    <style:style style:name="TableColumn1504" style:family="table-column">
      <style:table-column-properties style:column-width="1.084722in"/>
    </style:style>
    <style:style style:name="Table15" style:family="table">
      <style:table-properties style:width="5.688889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501" style:family="table-row">
      <style:table-row-properties/>
    </style:style>
    <style:style style:name="TableCell15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5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1600" style:family="table-column">
      <style:table-column-properties style:column-width="6.693056in"/>
    </style:style>
    <style:style style:name="Table16" style:family="table">
      <style:table-properties style:width="6.693056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1700" style:family="table-column">
      <style:table-column-properties style:column-width="4.361111in"/>
    </style:style>
    <style:style style:name="TableColumn1701" style:family="table-column">
      <style:table-column-properties style:column-width="1.327778in"/>
    </style:style>
    <style:style style:name="Table17" style:family="table">
      <style:table-properties style:width="5.688889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7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701" style:family="table-row">
      <style:table-row-properties style:min-row-height="0.183333in"/>
    </style:style>
    <style:style style:name="TableCell17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7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702" style:family="table-row">
      <style:table-row-properties style:min-row-height="0.216667in"/>
    </style:style>
    <style:style style:name="TableCell17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7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17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1800" style:family="table-column">
      <style:table-column-properties style:column-width="2.000694in"/>
    </style:style>
    <style:style style:name="TableColumn1801" style:family="table-column">
      <style:table-column-properties style:column-width="0.634722in"/>
    </style:style>
    <style:style style:name="TableColumn1802" style:family="table-column">
      <style:table-column-properties style:column-width="1.065972in"/>
    </style:style>
    <style:style style:name="TableColumn1803" style:family="table-column">
      <style:table-column-properties style:column-width="0.902778in"/>
    </style:style>
    <style:style style:name="TableColumn1804" style:family="table-column">
      <style:table-column-properties style:column-width="1.084722in"/>
    </style:style>
    <style:style style:name="Table18" style:family="table">
      <style:table-properties style:width="5.688889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18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1900" style:family="table-column">
      <style:table-column-properties style:column-width="6.693056in"/>
    </style:style>
    <style:style style:name="Table19" style:family="table">
      <style:table-properties style:width="6.693056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2000" style:family="table-column">
      <style:table-column-properties style:column-width="4.361111in"/>
    </style:style>
    <style:style style:name="TableColumn2001" style:family="table-column">
      <style:table-column-properties style:column-width="1.327778in"/>
    </style:style>
    <style:style style:name="Table20" style:family="table">
      <style:table-properties style:width="5.688889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0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001" style:family="table-row">
      <style:table-row-properties style:min-row-height="0.183333in"/>
    </style:style>
    <style:style style:name="TableCell20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0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002" style:family="table-row">
      <style:table-row-properties style:min-row-height="0.216667in"/>
    </style:style>
    <style:style style:name="TableCell20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0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003" style:family="table-row">
      <style:table-row-properties/>
    </style:style>
    <style:style style:name="TableCell20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20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2100" style:family="table-column">
      <style:table-column-properties style:column-width="2.000694in"/>
    </style:style>
    <style:style style:name="TableColumn2101" style:family="table-column">
      <style:table-column-properties style:column-width="0.634722in"/>
    </style:style>
    <style:style style:name="TableColumn2102" style:family="table-column">
      <style:table-column-properties style:column-width="1.065972in"/>
    </style:style>
    <style:style style:name="TableColumn2103" style:family="table-column">
      <style:table-column-properties style:column-width="0.902778in"/>
    </style:style>
    <style:style style:name="TableColumn2104" style:family="table-column">
      <style:table-column-properties style:column-width="1.084722in"/>
    </style:style>
    <style:style style:name="Table21" style:family="table">
      <style:table-properties style:width="5.688889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102" style:family="table-row">
      <style:table-row-properties/>
    </style:style>
    <style:style style:name="TableCell21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2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2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102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olumn2200" style:family="table-column">
      <style:table-column-properties style:column-width="6.693056in"/>
    </style:style>
    <style:style style:name="Table22" style:family="table">
      <style:table-properties style:width="6.693056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000000" fo:border-left="0.000694in solid #000000" fo:border-right="0.000694in solid #000000" fo:border-bottom="0.000694in solid #000000" fo:padding-left="0.006944in" fo:padding-right="0.006944in" fo:vertical-align="top" fo:background-color="#ffffff"/>
    </style:style>
    <style:style style:name="TableColumn2300" style:family="table-column">
      <style:table-column-properties style:column-width="4.361111in"/>
    </style:style>
    <style:style style:name="TableColumn2301" style:family="table-column">
      <style:table-column-properties style:column-width="1.327778in"/>
    </style:style>
    <style:style style:name="Table23" style:family="table">
      <style:table-properties style:width="5.688889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3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301" style:family="table-row">
      <style:table-row-properties style:min-row-height="0.183333in"/>
    </style:style>
    <style:style style:name="TableCell23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3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302" style:family="table-row">
      <style:table-row-properties style:min-row-height="0.216667in"/>
    </style:style>
    <style:style style:name="TableCell2302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302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0694in solid #000000" fo:border-left="0.010417in solid #808080" fo:border-right="0.010417in solid #808080" fo:border-bottom="0.010417in solid #808080" fo:padding-left="0.020833in" fo:padding-right="0.020833in" fo:vertical-align="center" fo:background-color="#ffffff"/>
    </style:style>
    <style:style style:name="TableCell230301" style:family="table-cell">
      <style:table-cell-properties fo:border-top="0.000694in solid #000000" fo:border-left="0.000694in solid #808080" fo:border-right="0.010417in solid #808080" fo:border-bottom="0.010417in solid #808080" fo:padding-left="0.020833in" fo:padding-right="0.020833in" fo:vertical-align="center" fo:background-color="#ffffff"/>
    </style:style>
    <style:style style:name="TableColumn2400" style:family="table-column">
      <style:table-column-properties style:column-width="2.000694in"/>
    </style:style>
    <style:style style:name="TableColumn2401" style:family="table-column">
      <style:table-column-properties style:column-width="0.634722in"/>
    </style:style>
    <style:style style:name="TableColumn2402" style:family="table-column">
      <style:table-column-properties style:column-width="1.065972in"/>
    </style:style>
    <style:style style:name="TableColumn2403" style:family="table-column">
      <style:table-column-properties style:column-width="0.902778in"/>
    </style:style>
    <style:style style:name="TableColumn2404" style:family="table-column">
      <style:table-column-properties style:column-width="1.084722in"/>
    </style:style>
    <style:style style:name="Table24" style:family="table">
      <style:table-properties style:width="5.688889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10417in solid #80808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001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002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003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004" style:family="table-cell">
      <style:table-cell-properties fo:border-top="0.010417in solid #80808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Row2401" style:family="table-row">
      <style:table-row-properties style:min-row-height="0.266667in"/>
    </style:style>
    <style:style style:name="TableCell240100" style:family="table-cell">
      <style:table-cell-properties fo:border-top="0.000694in solid #000000" fo:border-left="0.010417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101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102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103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  <style:style style:name="TableCell240104" style:family="table-cell">
      <style:table-cell-properties fo:border-top="0.000694in solid #000000" fo:border-left="0.000694in solid #808080" fo:border-right="0.010417in solid #808080" fo:border-bottom="0.000694in solid #808080" fo:padding-left="0.020833in" fo:padding-right="0.020833in" fo:vertical-align="center" fo:background-color="#ffffff"/>
    </style:style>
  </office:automatic-styles>
  <office:body>
    <office:text>
      <text:p text:style-name="P1"><text:span text:style-name="T1"/></text:p>
      <text:p text:style-name="P1"><text:span text:style-name="T2">1. Iteration M0 -<text:s/></text:span><text:span text:style-name="T3">Inception/ Warm-up<text:s/></text:span><text:span text:style-name="T4"/></text:p>
      <text:p text:style-name="P1"><text:span text:style-name="T5"/></text:p>
      <text:p text:style-name="P1"><text:span text:style-name="T5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6">1. Key Milestones </text:span></text:p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5"><text:span text:style-name="T8">Milestone</text:span><text:span text:style-name="T9"/></text:p>
                </table:table-cell>
                <table:table-cell table:style-name="TableCell020001">
                  <text:p text:style-name="P5"><text:span text:style-name="T10">Date</text:span><text:span text:style-name="T11"/></text:p>
                </table:table-cell>
              </table:table-row>
              <table:table-row table:style-name="TableRow0201">
                <table:table-cell table:style-name="TableCell020100">
                  <text:p text:style-name="P8"><text:span text:style-name="T12">Iteration Start<text:s/></text:span><text:span text:style-name="T13"/></text:p>
                </table:table-cell>
                <table:table-cell table:style-name="TableCell020101">
                  <text:p text:style-name="P8"><text:span text:style-name="T14">10/11/2018</text:span><text:span text:style-name="T15"/></text:p>
                </table:table-cell>
              </table:table-row>
              <table:table-row table:style-name="TableRow0202">
                <table:table-cell table:style-name="TableCell020200">
                  <text:p text:style-name="P11"><text:span text:style-name="T16">Iteration Stop<text:s/></text:span><text:span text:style-name="T17"/></text:p>
                </table:table-cell>
                <table:table-cell table:style-name="TableCell020201">
                  <text:p text:style-name="P11"><text:span text:style-name="T18">07/12/2018</text:span><text:span text:style-name="T19"/></text:p>
                </table:table-cell>
              </table:table-row>
              <table:table-row table:style-name="TableRow0203">
                <table:table-cell table:style-name="TableCell020300">
                  <text:p text:style-name="P14"><text:span text:style-name="T19"/></text:p>
                </table:table-cell>
                <table:table-cell table:style-name="TableCell020301">
                  <text:p text:style-name="P14"><text:span text:style-name="T19"/></text:p>
                </table:table-cell>
              </table:table-row>
            </table:table>
            <text:p text:style-name="P16"><text:span text:style-name="T19"/></text:p>
            <text:p text:style-name="P17"><text:span text:style-name="T20">2. High-level Objectives </text:span></text:p>
            <text:list text:style-name="L18">
              <text:list-item>
                <text:p text:style-name="P18"><text:span text:style-name="T21">Ethics Committee approval.</text:span></text:p>
              </text:list-item>
              <text:list-item>
                <text:p text:style-name="P18"><text:span text:style-name="T21">FAP/DF project funding proposal. </text:span></text:p>
              </text:list-item>
              <text:list-item>
                <text:p text:style-name="P18"><text:span text:style-name="T21">Validation round for the MVP - Intreviews. </text:span></text:p>
              </text:list-item>
              <text:list-item>
                <text:p text:style-name="P19"><text:span text:style-name="T21">Consultancy for data privacy law compliance.</text:span></text:p>
              </text:list-item>
            </text:list>
            <text:p text:style-name="P20"><text:span text:style-name="T22">3</text:span><text:span text:style-name="T23">. Work Item Assignments </text:span></text:p>
            <table:table table:style-name="Table03">
              <table:table-column table:style-name="TableColumn0300"/>
              <table:table-column table:style-name="TableColumn0301"/>
              <table:table-column table:style-name="TableColumn0302"/>
              <table:table-column table:style-name="TableColumn0303"/>
              <table:table-column table:style-name="TableColumn0304"/>
              <table:table-row table:style-name="TableRow0300">
                <table:table-cell table:style-name="TableCell030000">
                  <text:p text:style-name="P22"><text:span text:style-name="T25">Name / Description</text:span><text:span text:style-name="T26"/></text:p>
                </table:table-cell>
                <table:table-cell table:style-name="TableCell030001">
                  <text:p text:style-name="P22"><text:span text:style-name="T27">Priority</text:span><text:span text:style-name="T28"/></text:p>
                </table:table-cell>
                <table:table-cell table:style-name="TableCell030002">
                  <text:p text:style-name="P22"><text:span text:style-name="T29">Size Estimate (Points)</text:span><text:span text:style-name="T30"/></text:p>
                </table:table-cell>
                <table:table-cell table:style-name="TableCell030003">
                  <text:p text:style-name="P22"><text:span text:style-name="T31">Assigned To</text:span><text:span text:style-name="T32"/></text:p>
                </table:table-cell>
                <table:table-cell table:style-name="TableCell030004">
                  <text:p text:style-name="P22"><text:span text:style-name="T33">Effort estimate (hours)</text:span><text:span text:style-name="T34"/></text:p>
                </table:table-cell>
              </table:table-row>
              <table:table-row table:style-name="TableRow0301">
                <table:table-cell table:style-name="TableCell030100">
                  <text:p text:style-name="P25"><text:span text:style-name="T35">Possible ethics issues document</text:span><text:span text:style-name="T36"/></text:p>
                </table:table-cell>
                <table:table-cell table:style-name="TableCell030101">
                  <text:p text:style-name="P25"><text:span text:style-name="T37">2<text:s/></text:span><text:span text:style-name="T38"/></text:p>
                </table:table-cell>
                <table:table-cell table:style-name="TableCell030102">
                  <text:p text:style-name="P25"><text:span text:style-name="T39">8<text:s/></text:span><text:span text:style-name="T40"/></text:p>
                </table:table-cell>
                <table:table-cell table:style-name="TableCell030103">
                  <text:p text:style-name="P25"><text:span text:style-name="T41">Dr. Frank Santa Cruz</text:span><text:span text:style-name="T42"/></text:p>
                </table:table-cell>
                <table:table-cell table:style-name="TableCell030104">
                  <text:p text:style-name="P25"><text:span text:style-name="T43">24</text:span><text:span text:style-name="T44"/></text:p>
                </table:table-cell>
              </table:table-row>
              <table:table-row table:style-name="TableRow0302">
                <table:table-cell table:style-name="TableCell030200">
                  <text:p text:style-name="P27"><text:span text:style-name="T45">FAP/DF project proposal document</text:span><text:span text:style-name="T46"/></text:p>
                </table:table-cell>
                <table:table-cell table:style-name="TableCell030201">
                  <text:p text:style-name="P27"><text:span text:style-name="T47">1</text:span><text:span text:style-name="T48"/></text:p>
                </table:table-cell>
                <table:table-cell table:style-name="TableCell030202">
                  <text:p text:style-name="P27"><text:span text:style-name="T49">10</text:span><text:span text:style-name="T50"/></text:p>
                </table:table-cell>
                <table:table-cell table:style-name="TableCell030203">
                  <text:p text:style-name="P27"><text:span text:style-name="T51">Otto von Sperling<text:s/></text:span><text:span text:style-name="T52"/></text:p>
                </table:table-cell>
                <table:table-cell table:style-name="TableCell030204">
                  <text:p text:style-name="P27"><text:span text:style-name="T53">12</text:span><text:span text:style-name="T54"/></text:p>
                </table:table-cell>
              </table:table-row>
              <table:table-row table:style-name="TableRow0303">
                <table:table-cell table:style-name="TableCell030300">
                  <text:p text:style-name="P29"><text:span text:style-name="T55">Interviews for MVP validation</text:span><text:span text:style-name="T56"/></text:p>
                </table:table-cell>
                <table:table-cell table:style-name="TableCell030301">
                  <text:p text:style-name="P29"><text:span text:style-name="T57">5</text:span><text:span text:style-name="T58"/></text:p>
                </table:table-cell>
                <table:table-cell table:style-name="TableCell030302">
                  <text:p text:style-name="P29"><text:span text:style-name="T59">4</text:span><text:span text:style-name="T60"/></text:p>
                </table:table-cell>
                <table:table-cell table:style-name="TableCell030303">
                  <text:p text:style-name="P29"><text:span text:style-name="T61">Octávio Cardoso<text:s/></text:span><text:span text:style-name="T62"/></text:p>
                </table:table-cell>
                <table:table-cell table:style-name="TableCell030304">
                  <text:p text:style-name="P29"><text:span text:style-name="T63">30</text:span><text:span text:style-name="T64"/></text:p>
                </table:table-cell>
              </table:table-row>
              <table:table-row table:style-name="TableRow0304">
                <table:table-cell table:style-name="TableCell030400">
                  <text:p text:style-name="P31"><text:span text:style-name="T65">Project data privacy verification document</text:span><text:span text:style-name="T66"/></text:p>
                </table:table-cell>
                <table:table-cell table:style-name="TableCell030401">
                  <text:p text:style-name="P31"><text:span text:style-name="T67">2</text:span><text:span text:style-name="T68"/></text:p>
                </table:table-cell>
                <table:table-cell table:style-name="TableCell030402">
                  <text:p text:style-name="P31"><text:span text:style-name="T69">10</text:span><text:span text:style-name="T70"/></text:p>
                </table:table-cell>
                <table:table-cell table:style-name="TableCell030403">
                  <text:p text:style-name="P31"><text:span text:style-name="T71">Octavio Cardoso<text:s/></text:span><text:span text:style-name="T72"/></text:p>
                </table:table-cell>
                <table:table-cell table:style-name="TableCell030404">
                  <text:p text:style-name="P31"><text:span text:style-name="T73">40</text:span><text:span text:style-name="T74"/></text:p>
                </table:table-cell>
              </table:table-row>
            </table:table>
            <text:p text:style-name="P33"><text:span text:style-name="T74"/></text:p>
            <text:p text:style-name="P34"><text:span text:style-name="T75">4. Evaluation Criteria </text:span></text:p>
            <text:list text:style-name="L35">
              <text:list-item>
                <text:p text:style-name="P35"><text:span text:style-name="T76">97% of system-level test cases passed.<text:s/></text:span><text:span text:style-name="T77"/></text:p>
              </text:list-item>
            </text:list>
          </table:table-cell>
        </table:table-row>
      </table:table>
      <text:p text:style-name="P37"><text:span text:style-name="T77"/></text:p>
      <text:p text:style-name="P38"><text:span text:style-name="T77"/></text:p>
      <text:p text:style-name="P38"><text:span text:style-name="T78">2. Iteration M1 -<text:s/></text:span><text:span text:style-name="T79">Prototype</text:span><text:span text:style-name="T80"/></text:p>
      <text:p text:style-name="P38"><text:span text:style-name="T81"/></text:p>
      <text:p text:style-name="P38"><text:span text:style-name="T81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40"><text:span text:style-name="T82">1. Key Milestones </text:span></text:p>
            <table:table table:style-name="Table05">
              <table:table-column table:style-name="TableColumn0500"/>
              <table:table-column table:style-name="TableColumn0501"/>
              <table:table-row table:style-name="TableRow0500">
                <table:table-cell table:style-name="TableCell050000">
                  <text:p text:style-name="P42"><text:span text:style-name="T83">Milestone</text:span><text:span text:style-name="T84"/></text:p>
                </table:table-cell>
                <table:table-cell table:style-name="TableCell050001">
                  <text:p text:style-name="P42"><text:span text:style-name="T85">Date</text:span><text:span text:style-name="T86"/></text:p>
                </table:table-cell>
              </table:table-row>
              <table:table-row table:style-name="TableRow0501">
                <table:table-cell table:style-name="TableCell050100">
                  <text:p text:style-name="P45"><text:span text:style-name="T87">Iteration Start<text:s/></text:span><text:span text:style-name="T88"/></text:p>
                </table:table-cell>
                <table:table-cell table:style-name="TableCell050101">
                  <text:p text:style-name="P45"><text:span text:style-name="T89">11/12/2018</text:span><text:span text:style-name="T90"/></text:p>
                </table:table-cell>
              </table:table-row>
              <table:table-row table:style-name="TableRow0502">
                <table:table-cell table:style-name="TableCell050200">
                  <text:p text:style-name="P48"><text:span text:style-name="T91">Iteration Stop<text:s/></text:span><text:span text:style-name="T92"/></text:p>
                </table:table-cell>
                <table:table-cell table:style-name="TableCell050201">
                  <text:p text:style-name="P48"><text:span text:style-name="T93">20/12/2018</text:span><text:span text:style-name="T94"/></text:p>
                </table:table-cell>
              </table:table-row>
              <table:table-row table:style-name="TableRow0503">
                <table:table-cell table:style-name="TableCell050300">
                  <text:p text:style-name="P51"><text:span text:style-name="T94"/></text:p>
                </table:table-cell>
                <table:table-cell table:style-name="TableCell050301">
                  <text:p text:style-name="P51"><text:span text:style-name="T94"/></text:p>
                </table:table-cell>
              </table:table-row>
            </table:table>
            <text:p text:style-name="P53"><text:span text:style-name="T94"/></text:p>
            <text:p text:style-name="P54"><text:span text:style-name="T95">2. High-level Objectives<text:s/></text:span><text:span text:style-name="T96"/></text:p>
            <text:list text:style-name="L55">
              <text:list-item>
                <text:p text:style-name="P55"><text:span text:style-name="T96">Choose color palettes. </text:span></text:p>
              </text:list-item>
              <text:list-item>
                <text:p text:style-name="P55"><text:span text:style-name="T96">Provision website domain and hosting.</text:span></text:p>
              </text:list-item>
              <text:list-item>
                <text:p text:style-name="P55"><text:span text:style-name="T96">Choose wireframing tools.</text:span></text:p>
              </text:list-item>
              <text:list-item>
                <text:p text:style-name="P55"><text:span text:style-name="T96">Desing the mockup prototype.</text:span></text:p>
              </text:list-item>
            </text:list>
            <text:p text:style-name="P56"><text:span text:style-name="T96"/></text:p>
            <text:p text:style-name="P57"><text:span text:style-name="T97">3. Work Item Assignments </text:span></text:p>
            <table:table table:style-name="Table06">
              <table:table-column table:style-name="TableColumn0600"/>
              <table:table-column table:style-name="TableColumn0601"/>
              <table:table-column table:style-name="TableColumn0602"/>
              <table:table-column table:style-name="TableColumn0603"/>
              <table:table-column table:style-name="TableColumn0604"/>
              <table:table-row table:style-name="TableRow0600">
                <table:table-cell table:style-name="TableCell060000">
                  <text:p text:style-name="P59"><text:span text:style-name="T98">Name / Description</text:span><text:span text:style-name="T99"/></text:p>
                </table:table-cell>
                <table:table-cell table:style-name="TableCell060001">
                  <text:p text:style-name="P59"><text:span text:style-name="T100">Priority</text:span><text:span text:style-name="T101"/></text:p>
                </table:table-cell>
                <table:table-cell table:style-name="TableCell060002">
                  <text:p text:style-name="P59"><text:span text:style-name="T102">Size Estimate (Points)</text:span><text:span text:style-name="T103"/></text:p>
                </table:table-cell>
                <table:table-cell table:style-name="TableCell060003">
                  <text:p text:style-name="P59"><text:span text:style-name="T104">Assigned To</text:span><text:span text:style-name="T105"/></text:p>
                </table:table-cell>
                <table:table-cell table:style-name="TableCell060004">
                  <text:p text:style-name="P59"><text:span text:style-name="T106">Effort estimate (hours)</text:span><text:span text:style-name="T107"/></text:p>
                </table:table-cell>
              </table:table-row>
              <table:table-row table:style-name="TableRow0601">
                <table:table-cell table:style-name="TableCell060100">
                  <text:p text:style-name="P62"><text:span text:style-name="T108">Project color document</text:span><text:span text:style-name="T109"/></text:p>
                </table:table-cell>
                <table:table-cell table:style-name="TableCell060101">
                  <text:p text:style-name="P62"><text:span text:style-name="T110">2</text:span><text:span text:style-name="T111"/></text:p>
                </table:table-cell>
                <table:table-cell table:style-name="TableCell060102">
                  <text:p text:style-name="P62"><text:span text:style-name="T112">10</text:span><text:span text:style-name="T113"/></text:p>
                </table:table-cell>
                <table:table-cell table:style-name="TableCell060103">
                  <text:p text:style-name="P62"><text:span text:style-name="T114">Antônio de Moura</text:span><text:span text:style-name="T115"/></text:p>
                </table:table-cell>
                <table:table-cell table:style-name="TableCell060104">
                  <text:p text:style-name="P62"><text:span text:style-name="T116">70<text:s/></text:span><text:span text:style-name="T117"/></text:p>
                </table:table-cell>
              </table:table-row>
              <table:table-row table:style-name="TableRow0602">
                <table:table-cell table:style-name="TableCell060200">
                  <text:p text:style-name="P65"><text:span text:style-name="T118">Project color research</text:span><text:span text:style-name="T119"/></text:p>
                </table:table-cell>
                <table:table-cell table:style-name="TableCell060201">
                  <text:p text:style-name="P65"><text:span text:style-name="T120">3</text:span><text:span text:style-name="T121"/></text:p>
                </table:table-cell>
                <table:table-cell table:style-name="TableCell060202">
                  <text:p text:style-name="P65"><text:span text:style-name="T122">5</text:span><text:span text:style-name="T123"/></text:p>
                </table:table-cell>
                <table:table-cell table:style-name="TableCell060203">
                  <text:p text:style-name="P65"><text:span text:style-name="T124">Antônio de Moura</text:span><text:span text:style-name="T125"/></text:p>
                </table:table-cell>
                <table:table-cell table:style-name="TableCell060204">
                  <text:p text:style-name="P65"><text:span text:style-name="T126">20</text:span><text:span text:style-name="T127"/></text:p>
                </table:table-cell>
              </table:table-row>
              <table:table-row table:style-name="TableRow0603">
                <table:table-cell table:style-name="TableCell060300">
                  <text:p text:style-name="P68"><text:span text:style-name="T128">Domain &amp; Hosting research and purchase</text:span><text:span text:style-name="T129"/></text:p>
                </table:table-cell>
                <table:table-cell table:style-name="TableCell060301">
                  <text:p text:style-name="P68"><text:span text:style-name="T130">1</text:span><text:span text:style-name="T131"/></text:p>
                </table:table-cell>
                <table:table-cell table:style-name="TableCell060302">
                  <text:p text:style-name="P68"><text:span text:style-name="T132">10</text:span><text:span text:style-name="T133"/></text:p>
                </table:table-cell>
                <table:table-cell table:style-name="TableCell060303">
                  <text:p text:style-name="P68"><text:span text:style-name="T134">Otto von Sperling<text:s/></text:span><text:span text:style-name="T135"/></text:p>
                </table:table-cell>
                <table:table-cell table:style-name="TableCell060304">
                  <text:p text:style-name="P68"><text:span text:style-name="T136">15</text:span><text:span text:style-name="T137"/></text:p>
                </table:table-cell>
              </table:table-row>
              <table:table-row table:style-name="TableRow0604">
                <table:table-cell table:style-name="TableCell060400">
                  <text:p text:style-name="P70"><text:span text:style-name="T138">Design &amp; Wireframing research</text:span><text:span text:style-name="T139"/></text:p>
                </table:table-cell>
                <table:table-cell table:style-name="TableCell060401">
                  <text:p text:style-name="P70"><text:span text:style-name="T140">2</text:span><text:span text:style-name="T141"/></text:p>
                </table:table-cell>
                <table:table-cell table:style-name="TableCell060402">
                  <text:p text:style-name="P70"><text:span text:style-name="T142">12</text:span><text:span text:style-name="T143"/></text:p>
                </table:table-cell>
                <table:table-cell table:style-name="TableCell060403">
                  <text:p text:style-name="P70"><text:span text:style-name="T144">Otto von Sperling<text:s/></text:span><text:span text:style-name="T145"/></text:p>
                </table:table-cell>
                <table:table-cell table:style-name="TableCell060404">
                  <text:p text:style-name="P70"><text:span text:style-name="T146">10</text:span><text:span text:style-name="T147"/></text:p>
                </table:table-cell>
              </table:table-row>
              <table:table-row table:style-name="TableRow0605">
                <table:table-cell table:style-name="TableCell060500">
                  <text:p text:style-name="P72"><text:span text:style-name="T148">Design the platform prototype</text:span><text:span text:style-name="T149"/></text:p>
                </table:table-cell>
                <table:table-cell table:style-name="TableCell060501">
                  <text:p text:style-name="P72"><text:span text:style-name="T150">1</text:span><text:span text:style-name="T151"/></text:p>
                </table:table-cell>
                <table:table-cell table:style-name="TableCell060502">
                  <text:p text:style-name="P72"><text:span text:style-name="T152">20</text:span><text:span text:style-name="T153"/></text:p>
                </table:table-cell>
                <table:table-cell table:style-name="TableCell060503">
                  <text:p text:style-name="P72"><text:span text:style-name="T154">Otto von Sperling</text:span><text:span text:style-name="T155"/></text:p>
                </table:table-cell>
                <table:table-cell table:style-name="TableCell060504">
                  <text:p text:style-name="P72"><text:span text:style-name="T156">40</text:span><text:span text:style-name="T157"/></text:p>
                </table:table-cell>
              </table:table-row>
            </table:table>
            <text:p text:style-name="P74"><text:span text:style-name="T157"/></text:p>
            <text:p text:style-name="P75"><text:span text:style-name="T158">4. Evaluation Criteria </text:span></text:p>
            <text:list text:style-name="L76">
              <text:list-item>
                <text:p text:style-name="P76"><text:span text:style-name="T159">97% of system-level test cases passed.<text:s/></text:span><text:span text:style-name="T160"/></text:p>
              </text:list-item>
            </text:list>
          </table:table-cell>
        </table:table-row>
      </table:table>
      <text:p text:style-name="P78"><text:span text:style-name="T160"/></text:p>
      <text:p text:style-name="P79"><text:span text:style-name="T160"/></text:p>
      <text:p text:style-name="P79"><text:span text:style-name="T160"/></text:p>
      <text:p text:style-name="P79"><text:span text:style-name="T161">3. Iteration M2 - MVP Dev.</text:span></text:p>
      <text:p text:style-name="P79"><text:span text:style-name="T162"/></text:p>
      <text:p text:style-name="P79"><text:span text:style-name="T162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81"><text:span text:style-name="T163">1. Key Milestones </text:span></text:p>
            <table:table table:style-name="Table08">
              <table:table-column table:style-name="TableColumn0800"/>
              <table:table-column table:style-name="TableColumn0801"/>
              <table:table-row table:style-name="TableRow0800">
                <table:table-cell table:style-name="TableCell080000">
                  <text:p text:style-name="P83"><text:span text:style-name="T164">Milestone</text:span><text:span text:style-name="T165"/></text:p>
                </table:table-cell>
                <table:table-cell table:style-name="TableCell080001">
                  <text:p text:style-name="P83"><text:span text:style-name="T166">Date</text:span><text:span text:style-name="T167"/></text:p>
                </table:table-cell>
              </table:table-row>
              <table:table-row table:style-name="TableRow0801">
                <table:table-cell table:style-name="TableCell080100">
                  <text:p text:style-name="P86"><text:span text:style-name="T168">Iteration Start<text:s/></text:span><text:span text:style-name="T169"/></text:p>
                </table:table-cell>
                <table:table-cell table:style-name="TableCell080101">
                  <text:p text:style-name="P86"><text:span text:style-name="T170">10/11/2018</text:span><text:span text:style-name="T171"/></text:p>
                </table:table-cell>
              </table:table-row>
              <table:table-row table:style-name="TableRow0802">
                <table:table-cell table:style-name="TableCell080200">
                  <text:p text:style-name="P89"><text:span text:style-name="T172">Iteration Stop<text:s/></text:span><text:span text:style-name="T173"/></text:p>
                </table:table-cell>
                <table:table-cell table:style-name="TableCell080201">
                  <text:p text:style-name="P89"><text:span text:style-name="T174">07/12/2018</text:span><text:span text:style-name="T175"/></text:p>
                </table:table-cell>
              </table:table-row>
              <table:table-row table:style-name="TableRow0803">
                <table:table-cell table:style-name="TableCell080300">
                  <text:p text:style-name="P92"><text:span text:style-name="T175"/></text:p>
                </table:table-cell>
                <table:table-cell table:style-name="TableCell080301">
                  <text:p text:style-name="P92"><text:span text:style-name="T175"/></text:p>
                </table:table-cell>
              </table:table-row>
            </table:table>
            <text:p text:style-name="P94"><text:span text:style-name="T175"/></text:p>
            <text:p text:style-name="P95"><text:span text:style-name="T176">2. High-level Objectives<text:s/></text:span><text:span text:style-name="T177"/></text:p>
            <text:list text:style-name="L96">
              <text:list-item>
                <text:p text:style-name="P96"><text:span text:style-name="T177">Development fundamental functionality</text:span></text:p>
              </text:list-item>
              <text:list-item>
                <text:p text:style-name="P96"><text:span text:style-name="T177">Ensure Test coverage</text:span></text:p>
              </text:list-item>
              <text:list-item>
                <text:p text:style-name="P96"><text:span text:style-name="T177">Ensure data privacy laws compliance</text:span></text:p>
              </text:list-item>
              <text:list-item>
                <text:p text:style-name="P96"><text:span text:style-name="T177">Ensure security compliance</text:span></text:p>
              </text:list-item>
              <text:list-item>
                <text:p text:style-name="P96"><text:span text:style-name="T177">UX fire test</text:span></text:p>
              </text:list-item>
            </text:list>
            <text:p text:style-name="P97"><text:span text:style-name="T177"/></text:p>
            <text:p text:style-name="P98"><text:span text:style-name="T178">3. Work Item Assignments </text:span></text:p>
            <table:table table:style-name="Table09">
              <table:table-column table:style-name="TableColumn0900"/>
              <table:table-column table:style-name="TableColumn0901"/>
              <table:table-column table:style-name="TableColumn0902"/>
              <table:table-column table:style-name="TableColumn0903"/>
              <table:table-column table:style-name="TableColumn0904"/>
              <table:table-row table:style-name="TableRow0900">
                <table:table-cell table:style-name="TableCell090000">
                  <text:p text:style-name="P100"><text:span text:style-name="T179">Name / Description</text:span><text:span text:style-name="T180"/></text:p>
                </table:table-cell>
                <table:table-cell table:style-name="TableCell090001">
                  <text:p text:style-name="P100"><text:span text:style-name="T181">Priority</text:span><text:span text:style-name="T182"/></text:p>
                </table:table-cell>
                <table:table-cell table:style-name="TableCell090002">
                  <text:p text:style-name="P100"><text:span text:style-name="T183">Size Estimate (Points)</text:span><text:span text:style-name="T184"/></text:p>
                </table:table-cell>
                <table:table-cell table:style-name="TableCell090003">
                  <text:p text:style-name="P100"><text:span text:style-name="T185">Assigned To</text:span><text:span text:style-name="T186"/></text:p>
                </table:table-cell>
                <table:table-cell table:style-name="TableCell090004">
                  <text:p text:style-name="P100"><text:span text:style-name="T187">Effort estimate (hours)</text:span><text:span text:style-name="T188"/></text:p>
                </table:table-cell>
              </table:table-row>
              <table:table-row table:style-name="TableRow0901">
                <table:table-cell table:style-name="TableCell090100">
                  <text:p text:style-name="P103"><text:span text:style-name="T189">System development</text:span><text:span text:style-name="T190"/></text:p>
                </table:table-cell>
                <table:table-cell table:style-name="TableCell090101">
                  <text:p text:style-name="P103"><text:span text:style-name="T191">1</text:span><text:span text:style-name="T192"/></text:p>
                </table:table-cell>
                <table:table-cell table:style-name="TableCell090102">
                  <text:p text:style-name="P103"><text:span text:style-name="T193">20</text:span><text:span text:style-name="T194"/></text:p>
                </table:table-cell>
                <table:table-cell table:style-name="TableCell090103">
                  <text:p text:style-name="P103"><text:span text:style-name="T195">Otto von Sperling<text:s/></text:span><text:span text:style-name="T196"/></text:p>
                </table:table-cell>
                <table:table-cell table:style-name="TableCell090104">
                  <text:p text:style-name="P103"><text:span text:style-name="T197">100</text:span><text:span text:style-name="T198"/></text:p>
                </table:table-cell>
              </table:table-row>
              <table:table-row table:style-name="TableRow0902">
                <table:table-cell table:style-name="TableCell090200">
                  <text:p text:style-name="P105"><text:span text:style-name="T199">Test system thoroughly</text:span><text:span text:style-name="T200"/></text:p>
                </table:table-cell>
                <table:table-cell table:style-name="TableCell090201">
                  <text:p text:style-name="P105"><text:span text:style-name="T201">1<text:s/></text:span><text:span text:style-name="T202"/></text:p>
                </table:table-cell>
                <table:table-cell table:style-name="TableCell090202">
                  <text:p text:style-name="P105"><text:span text:style-name="T203">10</text:span><text:span text:style-name="T204"/></text:p>
                </table:table-cell>
                <table:table-cell table:style-name="TableCell090203">
                  <text:p text:style-name="P105"><text:span text:style-name="T205">Igor Figueira</text:span><text:span text:style-name="T206"/></text:p>
                </table:table-cell>
                <table:table-cell table:style-name="TableCell090204">
                  <text:p text:style-name="P105"><text:span text:style-name="T207">20</text:span><text:span text:style-name="T208"/></text:p>
                </table:table-cell>
              </table:table-row>
              <table:table-row table:style-name="TableRow0903">
                <table:table-cell table:style-name="TableCell090300">
                  <text:p text:style-name="P107"><text:span text:style-name="T209">Revise with lawyer that the system complies with data privacy and security laws</text:span><text:span text:style-name="T210"/></text:p>
                </table:table-cell>
                <table:table-cell table:style-name="TableCell090301">
                  <text:p text:style-name="P107"><text:span text:style-name="T211">1</text:span><text:span text:style-name="T212"/></text:p>
                </table:table-cell>
                <table:table-cell table:style-name="TableCell090302">
                  <text:p text:style-name="P107"><text:span text:style-name="T213">20</text:span><text:span text:style-name="T214"/></text:p>
                </table:table-cell>
                <table:table-cell table:style-name="TableCell090303">
                  <text:p text:style-name="P107"><text:span text:style-name="T215">Otto von Sperling, Dr. Frank Santa Cruz<text:s/></text:span><text:span text:style-name="T216"/></text:p>
                </table:table-cell>
                <table:table-cell table:style-name="TableCell090304">
                  <text:p text:style-name="P107"><text:span text:style-name="T217">60</text:span><text:span text:style-name="T218"/></text:p>
                </table:table-cell>
              </table:table-row>
              <table:table-row table:style-name="TableRow0904">
                <table:table-cell table:style-name="TableCell090400">
                  <text:p text:style-name="P109"><text:span text:style-name="T219">Perform system UX fire test with users</text:span><text:span text:style-name="T220"/></text:p>
                </table:table-cell>
                <table:table-cell table:style-name="TableCell090401">
                  <text:p text:style-name="P109"><text:span text:style-name="T221">2</text:span><text:span text:style-name="T222"/></text:p>
                </table:table-cell>
                <table:table-cell table:style-name="TableCell090402">
                  <text:p text:style-name="P109"><text:span text:style-name="T223">5<text:s/></text:span><text:span text:style-name="T224"/></text:p>
                </table:table-cell>
                <table:table-cell table:style-name="TableCell090403">
                  <text:p text:style-name="P109"><text:span text:style-name="T225">Antônio de Moura</text:span><text:span text:style-name="T226"/></text:p>
                </table:table-cell>
                <table:table-cell table:style-name="TableCell090404">
                  <text:p text:style-name="P109"><text:span text:style-name="T227">25</text:span><text:span text:style-name="T228"/></text:p>
                </table:table-cell>
              </table:table-row>
            </table:table>
            <text:p text:style-name="P111"><text:span text:style-name="T228"/></text:p>
            <text:p text:style-name="P112"><text:span text:style-name="T229">4. Evaluation Criteria </text:span></text:p>
            <text:list text:style-name="L113">
              <text:list-item>
                <text:p text:style-name="P113"><text:span text:style-name="T230">97% of system-level test cases passed.<text:s/></text:span><text:span text:style-name="T231"/></text:p>
              </text:list-item>
              <text:list-item>
                <text:p text:style-name="P113"><text:span text:style-name="T232">System follows data privacy and security laws.</text:span><text:span text:style-name="T233"/></text:p>
              </text:list-item>
              <text:list-item>
                <text:p text:style-name="P113"><text:span text:style-name="T234">UX is enhanced.</text:span><text:span text:style-name="T235"/></text:p>
              </text:list-item>
            </text:list>
          </table:table-cell>
        </table:table-row>
      </table:table>
      <text:p text:style-name="P115"><text:span text:style-name="T235"/></text:p>
      <text:p text:style-name="P116"><text:span text:style-name="T235"/></text:p>
      <text:p text:style-name="P116"><text:span text:style-name="T235"/></text:p>
      <text:p text:style-name="P116"><text:span text:style-name="T236">4. Iteration M3 - Deployment to Production</text:span></text:p>
      <text:p text:style-name="P116"><text:span text:style-name="T237"/></text:p>
      <text:p text:style-name="P116"><text:span text:style-name="T237"/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118"><text:span text:style-name="T238">1. Key Milestones </text:span></text:p>
            <table:table table:style-name="Table11">
              <table:table-column table:style-name="TableColumn1100"/>
              <table:table-column table:style-name="TableColumn1101"/>
              <table:table-row table:style-name="TableRow1100">
                <table:table-cell table:style-name="TableCell110000">
                  <text:p text:style-name="P120"><text:span text:style-name="T239">Milestone</text:span><text:span text:style-name="T240"/></text:p>
                </table:table-cell>
                <table:table-cell table:style-name="TableCell110001">
                  <text:p text:style-name="P120"><text:span text:style-name="T241">Date</text:span><text:span text:style-name="T242"/></text:p>
                </table:table-cell>
              </table:table-row>
              <table:table-row table:style-name="TableRow1101">
                <table:table-cell table:style-name="TableCell110100">
                  <text:p text:style-name="P123"><text:span text:style-name="T243">Iteration Start<text:s/></text:span><text:span text:style-name="T244"/></text:p>
                </table:table-cell>
                <table:table-cell table:style-name="TableCell110101">
                  <text:p text:style-name="P123"><text:span text:style-name="T245">25/01/2019</text:span><text:span text:style-name="T246"/></text:p>
                </table:table-cell>
              </table:table-row>
              <table:table-row table:style-name="TableRow1102">
                <table:table-cell table:style-name="TableCell110200">
                  <text:p text:style-name="P126"><text:span text:style-name="T247">Iteration Stop<text:s/></text:span><text:span text:style-name="T248"/></text:p>
                </table:table-cell>
                <table:table-cell table:style-name="TableCell110201">
                  <text:p text:style-name="P126"><text:span text:style-name="T249">01/02/2019</text:span><text:span text:style-name="T250"/></text:p>
                </table:table-cell>
              </table:table-row>
              <table:table-row table:style-name="TableRow1103">
                <table:table-cell table:style-name="TableCell110300">
                  <text:p text:style-name="P129"><text:span text:style-name="T250"/></text:p>
                </table:table-cell>
                <table:table-cell table:style-name="TableCell110301">
                  <text:p text:style-name="P129"><text:span text:style-name="T250"/></text:p>
                </table:table-cell>
              </table:table-row>
            </table:table>
            <text:p text:style-name="P131"><text:span text:style-name="T250"/></text:p>
            <text:p text:style-name="P132"><text:span text:style-name="T251">2. High-level Objectives<text:s/></text:span><text:span text:style-name="T252"/></text:p>
            <text:list text:style-name="L133">
              <text:list-item>
                <text:p text:style-name="P133"><text:span text:style-name="T252">Incremental integration of changes in development version</text:span></text:p>
              </text:list-item>
            </text:list>
            <text:p text:style-name="P134"><text:span text:style-name="T252"/></text:p>
            <text:p text:style-name="P135"><text:span text:style-name="T253">3. Work Item Assignments </text:span></text:p>
            <table:table table:style-name="Table12">
              <table:table-column table:style-name="TableColumn1200"/>
              <table:table-column table:style-name="TableColumn1201"/>
              <table:table-column table:style-name="TableColumn1202"/>
              <table:table-column table:style-name="TableColumn1203"/>
              <table:table-column table:style-name="TableColumn1204"/>
              <table:table-row table:style-name="TableRow1200">
                <table:table-cell table:style-name="TableCell120000">
                  <text:p text:style-name="P137"><text:span text:style-name="T254">Name / Description</text:span><text:span text:style-name="T255"/></text:p>
                </table:table-cell>
                <table:table-cell table:style-name="TableCell120001">
                  <text:p text:style-name="P137"><text:span text:style-name="T256">Priority</text:span><text:span text:style-name="T257"/></text:p>
                </table:table-cell>
                <table:table-cell table:style-name="TableCell120002">
                  <text:p text:style-name="P137"><text:span text:style-name="T258">Size Estimate (Points)</text:span><text:span text:style-name="T259"/></text:p>
                </table:table-cell>
                <table:table-cell table:style-name="TableCell120003">
                  <text:p text:style-name="P137"><text:span text:style-name="T260">Assigned To</text:span><text:span text:style-name="T261"/></text:p>
                </table:table-cell>
                <table:table-cell table:style-name="TableCell120004">
                  <text:p text:style-name="P137"><text:span text:style-name="T262">Effort estimate (hours)</text:span><text:span text:style-name="T263"/></text:p>
                </table:table-cell>
              </table:table-row>
              <table:table-row table:style-name="TableRow1201">
                <table:table-cell table:style-name="TableCell120100">
                  <text:p text:style-name="P140"><text:span text:style-name="T264">Implement new system features</text:span><text:span text:style-name="T265"/></text:p>
                </table:table-cell>
                <table:table-cell table:style-name="TableCell120101">
                  <text:p text:style-name="P140"><text:span text:style-name="T266">1</text:span><text:span text:style-name="T267"/></text:p>
                </table:table-cell>
                <table:table-cell table:style-name="TableCell120102">
                  <text:p text:style-name="P140"><text:span text:style-name="T268">10</text:span><text:span text:style-name="T269"/></text:p>
                </table:table-cell>
                <table:table-cell table:style-name="TableCell120103">
                  <text:p text:style-name="P140"><text:span text:style-name="T270">Igor Figueira</text:span><text:span text:style-name="T271"/></text:p>
                </table:table-cell>
                <table:table-cell table:style-name="TableCell120104">
                  <text:p text:style-name="P140"><text:span text:style-name="T272">20<text:s/></text:span><text:span text:style-name="T273"/></text:p>
                </table:table-cell>
              </table:table-row>
            </table:table>
            <text:p text:style-name="P142"><text:span text:style-name="T273"/></text:p>
            <text:p text:style-name="P143"><text:span text:style-name="T274">4. Evaluation Criteria </text:span></text:p>
            <text:list text:style-name="L144">
              <text:list-item>
                <text:p text:style-name="P144"><text:span text:style-name="T275">Platform is behaving as expected.</text:span><text:span text:style-name="T276"/></text:p>
              </text:list-item>
            </text:list>
          </table:table-cell>
        </table:table-row>
      </table:table>
      <text:p text:style-name="P146"><text:span text:style-name="T276"/></text:p>
      <text:p text:style-name="P146"><text:span text:style-name="T276"/></text:p>
      <text:p text:style-name="P146"><text:span text:style-name="T277">5. Iteration M4 - SaaS Core Expansion</text:span></text:p>
      <text:p text:style-name="P146"><text:span text:style-name="T278"/></text:p>
      <text:p text:style-name="P146"><text:span text:style-name="T278"/></text:p>
      <table:table table:style-name="Table13">
        <table:table-column table:style-name="TableColumn1300"/>
        <table:table-row table:style-name="TableRow1300">
          <table:table-cell table:style-name="TableCell130000">
            <text:p text:style-name="P148"><text:span text:style-name="T279">1. Key Milestones </text:span></text:p>
            <table:table table:style-name="Table14">
              <table:table-column table:style-name="TableColumn1400"/>
              <table:table-column table:style-name="TableColumn1401"/>
              <table:table-row table:style-name="TableRow1400">
                <table:table-cell table:style-name="TableCell140000">
                  <text:p text:style-name="P150"><text:span text:style-name="T280">Milestone</text:span><text:span text:style-name="T281"/></text:p>
                </table:table-cell>
                <table:table-cell table:style-name="TableCell140001">
                  <text:p text:style-name="P150"><text:span text:style-name="T282">Date</text:span><text:span text:style-name="T283"/></text:p>
                </table:table-cell>
              </table:table-row>
              <table:table-row table:style-name="TableRow1401">
                <table:table-cell table:style-name="TableCell140100">
                  <text:p text:style-name="P153"><text:span text:style-name="T284">Iteration Start<text:s/></text:span><text:span text:style-name="T285"/></text:p>
                </table:table-cell>
                <table:table-cell table:style-name="TableCell140101">
                  <text:p text:style-name="P153"><text:span text:style-name="T286">2/02/2019</text:span><text:span text:style-name="T287"/></text:p>
                </table:table-cell>
              </table:table-row>
              <table:table-row table:style-name="TableRow1402">
                <table:table-cell table:style-name="TableCell140200">
                  <text:p text:style-name="P156"><text:span text:style-name="T288">Iteration Stop<text:s/></text:span><text:span text:style-name="T289"/></text:p>
                </table:table-cell>
                <table:table-cell table:style-name="TableCell140201">
                  <text:p text:style-name="P156"><text:span text:style-name="T290">19/03/2019</text:span><text:span text:style-name="T291"/></text:p>
                </table:table-cell>
              </table:table-row>
              <table:table-row table:style-name="TableRow1403">
                <table:table-cell table:style-name="TableCell140300">
                  <text:p text:style-name="P159"><text:span text:style-name="T291"/></text:p>
                </table:table-cell>
                <table:table-cell table:style-name="TableCell140301">
                  <text:p text:style-name="P159"><text:span text:style-name="T291"/></text:p>
                </table:table-cell>
              </table:table-row>
            </table:table>
            <text:p text:style-name="P161"><text:span text:style-name="T291"/></text:p>
            <text:p text:style-name="P162"><text:span text:style-name="T292">2. High-level Objectives<text:s/></text:span><text:span text:style-name="T293"/></text:p>
            <text:list text:style-name="L163">
              <text:list-item>
                <text:p text:style-name="P163"><text:span text:style-name="T293">New trained models will substitute the current ones in production, after at least 5 days of trial in development at 70% capacity </text:span></text:p>
              </text:list-item>
            </text:list>
            <text:p text:style-name="P164"><text:span text:style-name="T293"/></text:p>
            <text:p text:style-name="P165"><text:span text:style-name="T294">3. Work Item Assignments </text:span></text:p>
            <table:table table:style-name="Table15">
              <table:table-column table:style-name="TableColumn1500"/>
              <table:table-column table:style-name="TableColumn1501"/>
              <table:table-column table:style-name="TableColumn1502"/>
              <table:table-column table:style-name="TableColumn1503"/>
              <table:table-column table:style-name="TableColumn1504"/>
              <table:table-row table:style-name="TableRow1500">
                <table:table-cell table:style-name="TableCell150000">
                  <text:p text:style-name="P167"><text:span text:style-name="T295">Name / Description</text:span><text:span text:style-name="T296"/></text:p>
                </table:table-cell>
                <table:table-cell table:style-name="TableCell150001">
                  <text:p text:style-name="P167"><text:span text:style-name="T297">Priority</text:span><text:span text:style-name="T298"/></text:p>
                </table:table-cell>
                <table:table-cell table:style-name="TableCell150002">
                  <text:p text:style-name="P167"><text:span text:style-name="T299">Size Estimate (Points)</text:span><text:span text:style-name="T300"/></text:p>
                </table:table-cell>
                <table:table-cell table:style-name="TableCell150003">
                  <text:p text:style-name="P167"><text:span text:style-name="T301">Assigned To</text:span><text:span text:style-name="T302"/></text:p>
                </table:table-cell>
                <table:table-cell table:style-name="TableCell150004">
                  <text:p text:style-name="P167"><text:span text:style-name="T303">Effort estimate (hours)</text:span><text:span text:style-name="T304"/></text:p>
                </table:table-cell>
              </table:table-row>
              <table:table-row table:style-name="TableRow1501">
                <table:table-cell table:style-name="TableCell150100">
                  <text:p text:style-name="P170"><text:span text:style-name="T305">Implement and deploy newly trained models</text:span><text:span text:style-name="T306"/></text:p>
                </table:table-cell>
                <table:table-cell table:style-name="TableCell150101">
                  <text:p text:style-name="P170"><text:span text:style-name="T307">1</text:span><text:span text:style-name="T308"/></text:p>
                </table:table-cell>
                <table:table-cell table:style-name="TableCell150102">
                  <text:p text:style-name="P170"><text:span text:style-name="T309">20</text:span><text:span text:style-name="T310"/></text:p>
                </table:table-cell>
                <table:table-cell table:style-name="TableCell150103">
                  <text:p text:style-name="P170"><text:span text:style-name="T311">Otto von Sperling<text:s/></text:span><text:span text:style-name="T312"/></text:p>
                </table:table-cell>
                <table:table-cell table:style-name="TableCell150104">
                  <text:p text:style-name="P170"><text:span text:style-name="T313">70<text:s/></text:span><text:span text:style-name="T314"/></text:p>
                </table:table-cell>
              </table:table-row>
            </table:table>
            <text:p text:style-name="P172"><text:span text:style-name="T314"/></text:p>
            <text:p text:style-name="P173"><text:span text:style-name="T315">4. Evaluation Criteria </text:span></text:p>
            <text:list text:style-name="L174">
              <text:list-item>
                <text:p text:style-name="P174"><text:span text:style-name="T316">System is well-behaved with new trained models.</text:span><text:span text:style-name="T317"/></text:p>
              </text:list-item>
            </text:list>
          </table:table-cell>
        </table:table-row>
      </table:table>
      <text:p text:style-name="P176"><text:span text:style-name="T317"/></text:p>
      <text:p text:style-name="P176"><text:span text:style-name="T317"/></text:p>
      <text:p text:style-name="P176"><text:span text:style-name="T318">6. Iteration M5 - Deployment to Production</text:span></text:p>
      <text:p text:style-name="P176"><text:span text:style-name="T319"/></text:p>
      <text:p text:style-name="P176"><text:span text:style-name="T319"/></text:p>
      <table:table table:style-name="Table16">
        <table:table-column table:style-name="TableColumn1600"/>
        <table:table-row table:style-name="TableRow1600">
          <table:table-cell table:style-name="TableCell160000">
            <text:p text:style-name="P178"><text:span text:style-name="T320">1. Key Milestones </text:span></text:p>
            <table:table table:style-name="Table17">
              <table:table-column table:style-name="TableColumn1700"/>
              <table:table-column table:style-name="TableColumn1701"/>
              <table:table-row table:style-name="TableRow1700">
                <table:table-cell table:style-name="TableCell170000">
                  <text:p text:style-name="P180"><text:span text:style-name="T321">Milestone</text:span><text:span text:style-name="T322"/></text:p>
                </table:table-cell>
                <table:table-cell table:style-name="TableCell170001">
                  <text:p text:style-name="P180"><text:span text:style-name="T323">Date</text:span><text:span text:style-name="T324"/></text:p>
                </table:table-cell>
              </table:table-row>
              <table:table-row table:style-name="TableRow1701">
                <table:table-cell table:style-name="TableCell170100">
                  <text:p text:style-name="P183"><text:span text:style-name="T325">Iteration Start<text:s/></text:span><text:span text:style-name="T326"/></text:p>
                </table:table-cell>
                <table:table-cell table:style-name="TableCell170101">
                  <text:p text:style-name="P183"><text:span text:style-name="T327">7/17/2019</text:span><text:span text:style-name="T328"/></text:p>
                </table:table-cell>
              </table:table-row>
              <table:table-row table:style-name="TableRow1702">
                <table:table-cell table:style-name="TableCell170200">
                  <text:p text:style-name="P186"><text:span text:style-name="T329">Iteration Stop<text:s/></text:span><text:span text:style-name="T330"/></text:p>
                </table:table-cell>
                <table:table-cell table:style-name="TableCell170201">
                  <text:p text:style-name="P186"><text:span text:style-name="T331">8/4/2019<text:s/></text:span><text:span text:style-name="T332"/></text:p>
                </table:table-cell>
              </table:table-row>
              <table:table-row table:style-name="TableRow1703">
                <table:table-cell table:style-name="TableCell170300">
                  <text:p text:style-name="P189"><text:span text:style-name="T332"/></text:p>
                </table:table-cell>
                <table:table-cell table:style-name="TableCell170301">
                  <text:p text:style-name="P189"><text:span text:style-name="T332"/></text:p>
                </table:table-cell>
              </table:table-row>
            </table:table>
            <text:p text:style-name="P191"><text:span text:style-name="T332"/></text:p>
            <text:p text:style-name="P192"><text:span text:style-name="T333">2. High-level Objectives<text:s/></text:span><text:span text:style-name="T334"/></text:p>
            <text:list text:style-name="L193">
              <text:list-item>
                <text:p text:style-name="P193"><text:span text:style-name="T334">Incremental integration of changes in development version</text:span></text:p>
              </text:list-item>
            </text:list>
            <text:p text:style-name="P194"><text:span text:style-name="T334"/></text:p>
            <text:p text:style-name="P195"><text:span text:style-name="T335">3. Work Item Assignments </text:span></text:p>
            <table:table table:style-name="Table18">
              <table:table-column table:style-name="TableColumn1800"/>
              <table:table-column table:style-name="TableColumn1801"/>
              <table:table-column table:style-name="TableColumn1802"/>
              <table:table-column table:style-name="TableColumn1803"/>
              <table:table-column table:style-name="TableColumn1804"/>
              <table:table-row table:style-name="TableRow1800">
                <table:table-cell table:style-name="TableCell180000">
                  <text:p text:style-name="P197"><text:span text:style-name="T336">Name / Description</text:span><text:span text:style-name="T337"/></text:p>
                </table:table-cell>
                <table:table-cell table:style-name="TableCell180001">
                  <text:p text:style-name="P197"><text:span text:style-name="T338">Priority</text:span><text:span text:style-name="T339"/></text:p>
                </table:table-cell>
                <table:table-cell table:style-name="TableCell180002">
                  <text:p text:style-name="P197"><text:span text:style-name="T340">Size Estimate (Points)</text:span><text:span text:style-name="T341"/></text:p>
                </table:table-cell>
                <table:table-cell table:style-name="TableCell180003">
                  <text:p text:style-name="P197"><text:span text:style-name="T342">Assigned To</text:span><text:span text:style-name="T343"/></text:p>
                </table:table-cell>
                <table:table-cell table:style-name="TableCell180004">
                  <text:p text:style-name="P197"><text:span text:style-name="T344">Effort estimate (hours)</text:span><text:span text:style-name="T345"/></text:p>
                </table:table-cell>
              </table:table-row>
              <table:table-row table:style-name="TableRow1801">
                <table:table-cell table:style-name="TableCell180100">
                  <text:p text:style-name="P200"><text:span text:style-name="T346">Implement new system features</text:span><text:span text:style-name="T347"/></text:p>
                </table:table-cell>
                <table:table-cell table:style-name="TableCell180101">
                  <text:p text:style-name="P200"><text:span text:style-name="T348">1</text:span><text:span text:style-name="T349"/></text:p>
                </table:table-cell>
                <table:table-cell table:style-name="TableCell180102">
                  <text:p text:style-name="P200"><text:span text:style-name="T350">10</text:span><text:span text:style-name="T351"/></text:p>
                </table:table-cell>
                <table:table-cell table:style-name="TableCell180103">
                  <text:p text:style-name="P200"><text:span text:style-name="T352">Igor Figueira</text:span><text:span text:style-name="T353"/></text:p>
                </table:table-cell>
                <table:table-cell table:style-name="TableCell180104">
                  <text:p text:style-name="P200"><text:span text:style-name="T354">20<text:s/></text:span><text:span text:style-name="T355"/></text:p>
                </table:table-cell>
              </table:table-row>
            </table:table>
            <text:p text:style-name="P202"><text:span text:style-name="T355"/></text:p>
            <text:p text:style-name="P203"><text:span text:style-name="T356">4. Evaluation Criteria </text:span></text:p>
            <text:list text:style-name="L204">
              <text:list-item>
                <text:p text:style-name="P204"><text:span text:style-name="T357">Platform is behaving as expected.</text:span><text:span text:style-name="T358"/></text:p>
              </text:list-item>
            </text:list>
          </table:table-cell>
        </table:table-row>
      </table:table>
      <text:p text:style-name="P206"><text:span text:style-name="T358"/></text:p>
      <text:p text:style-name="P206"><text:span text:style-name="T358"/></text:p>
      <text:p text:style-name="P206"><text:span text:style-name="T359">7. Iteration M6 - Development.</text:span></text:p>
      <text:p text:style-name="P206"><text:span text:style-name="T360"/></text:p>
      <text:p text:style-name="P206"><text:span text:style-name="T360"/></text:p>
      <table:table table:style-name="Table19">
        <table:table-column table:style-name="TableColumn1900"/>
        <table:table-row table:style-name="TableRow1900">
          <table:table-cell table:style-name="TableCell190000">
            <text:p text:style-name="P208"><text:span text:style-name="T361">1. Key Milestones </text:span></text:p>
            <table:table table:style-name="Table20">
              <table:table-column table:style-name="TableColumn2000"/>
              <table:table-column table:style-name="TableColumn2001"/>
              <table:table-row table:style-name="TableRow2000">
                <table:table-cell table:style-name="TableCell200000">
                  <text:p text:style-name="P210"><text:span text:style-name="T362">Milestone</text:span><text:span text:style-name="T363"/></text:p>
                </table:table-cell>
                <table:table-cell table:style-name="TableCell200001">
                  <text:p text:style-name="P210"><text:span text:style-name="T364">Date</text:span><text:span text:style-name="T365"/></text:p>
                </table:table-cell>
              </table:table-row>
              <table:table-row table:style-name="TableRow2001">
                <table:table-cell table:style-name="TableCell200100">
                  <text:p text:style-name="P213"><text:span text:style-name="T366">Iteration Start<text:s/></text:span><text:span text:style-name="T367"/></text:p>
                </table:table-cell>
                <table:table-cell table:style-name="TableCell200101">
                  <text:p text:style-name="P213"><text:span text:style-name="T368">8/7/2019</text:span><text:span text:style-name="T369"/></text:p>
                </table:table-cell>
              </table:table-row>
              <table:table-row table:style-name="TableRow2002">
                <table:table-cell table:style-name="TableCell200200">
                  <text:p text:style-name="P216"><text:span text:style-name="T370">Iteration Stop<text:s/></text:span><text:span text:style-name="T371"/></text:p>
                </table:table-cell>
                <table:table-cell table:style-name="TableCell200201">
                  <text:p text:style-name="P216"><text:span text:style-name="T372">9/1/2019<text:s/></text:span><text:span text:style-name="T373"/></text:p>
                </table:table-cell>
              </table:table-row>
              <table:table-row table:style-name="TableRow2003">
                <table:table-cell table:style-name="TableCell200300">
                  <text:p text:style-name="P219"><text:span text:style-name="T373"/></text:p>
                </table:table-cell>
                <table:table-cell table:style-name="TableCell200301">
                  <text:p text:style-name="P219"><text:span text:style-name="T373"/></text:p>
                </table:table-cell>
              </table:table-row>
            </table:table>
            <text:p text:style-name="P221"><text:span text:style-name="T373"/></text:p>
            <text:p text:style-name="P222"><text:span text:style-name="T374">2. High-level Objectives<text:s/></text:span><text:span text:style-name="T375"/></text:p>
            <text:list text:style-name="L223">
              <text:list-item>
                <text:p text:style-name="P223"><text:span text:style-name="T375">Incremental changes in UX.</text:span></text:p>
              </text:list-item>
              <text:list-item>
                <text:p text:style-name="P223"><text:span text:style-name="T375">Constant screenings and compliance auditing. </text:span></text:p>
              </text:list-item>
            </text:list>
            <text:p text:style-name="P224"><text:span text:style-name="T375"/></text:p>
            <text:p text:style-name="P225"><text:span text:style-name="T376">3. Work Item Assignments </text:span></text:p>
            <table:table table:style-name="Table21">
              <table:table-column table:style-name="TableColumn2100"/>
              <table:table-column table:style-name="TableColumn2101"/>
              <table:table-column table:style-name="TableColumn2102"/>
              <table:table-column table:style-name="TableColumn2103"/>
              <table:table-column table:style-name="TableColumn2104"/>
              <table:table-row table:style-name="TableRow2100">
                <table:table-cell table:style-name="TableCell210000">
                  <text:p text:style-name="P227"><text:span text:style-name="T377">Name / Description</text:span><text:span text:style-name="T378"/></text:p>
                </table:table-cell>
                <table:table-cell table:style-name="TableCell210001">
                  <text:p text:style-name="P227"><text:span text:style-name="T379">Priority</text:span><text:span text:style-name="T380"/></text:p>
                </table:table-cell>
                <table:table-cell table:style-name="TableCell210002">
                  <text:p text:style-name="P227"><text:span text:style-name="T381">Size Estimate (Points)</text:span><text:span text:style-name="T382"/></text:p>
                </table:table-cell>
                <table:table-cell table:style-name="TableCell210003">
                  <text:p text:style-name="P227"><text:span text:style-name="T383">Assigned To</text:span><text:span text:style-name="T384"/></text:p>
                </table:table-cell>
                <table:table-cell table:style-name="TableCell210004">
                  <text:p text:style-name="P227"><text:span text:style-name="T385">Effort estimate (hours)</text:span><text:span text:style-name="T386"/></text:p>
                </table:table-cell>
              </table:table-row>
              <table:table-row table:style-name="TableRow2101">
                <table:table-cell table:style-name="TableCell210100">
                  <text:p text:style-name="P230"><text:span text:style-name="T387">Implement UX changes</text:span><text:span text:style-name="T388"/></text:p>
                </table:table-cell>
                <table:table-cell table:style-name="TableCell210101">
                  <text:p text:style-name="P230"><text:span text:style-name="T389">1</text:span><text:span text:style-name="T390"/></text:p>
                </table:table-cell>
                <table:table-cell table:style-name="TableCell210102">
                  <text:p text:style-name="P230"><text:span text:style-name="T391">10</text:span><text:span text:style-name="T392"/></text:p>
                </table:table-cell>
                <table:table-cell table:style-name="TableCell210103">
                  <text:p text:style-name="P230"><text:span text:style-name="T393">Otto von Sperling</text:span><text:span text:style-name="T394"/></text:p>
                </table:table-cell>
                <table:table-cell table:style-name="TableCell210104">
                  <text:p text:style-name="P230"><text:span text:style-name="T395">20<text:s/></text:span><text:span text:style-name="T396"/></text:p>
                </table:table-cell>
              </table:table-row>
              <table:table-row table:style-name="TableRow2102">
                <table:table-cell table:style-name="TableCell210200">
                  <text:p text:style-name="P232"><text:span text:style-name="T397">Screenings and compliance audition meeting</text:span><text:span text:style-name="T398"/></text:p>
                </table:table-cell>
                <table:table-cell table:style-name="TableCell210201">
                  <text:p text:style-name="P232"><text:span text:style-name="T399">1</text:span><text:span text:style-name="T400"/></text:p>
                </table:table-cell>
                <table:table-cell table:style-name="TableCell210202">
                  <text:p text:style-name="P232"><text:span text:style-name="T401">10</text:span><text:span text:style-name="T402"/></text:p>
                </table:table-cell>
                <table:table-cell table:style-name="TableCell210203">
                  <text:p text:style-name="P232"><text:span text:style-name="T403">Antônio de Moura</text:span><text:span text:style-name="T404"/></text:p>
                </table:table-cell>
                <table:table-cell table:style-name="TableCell210204">
                  <text:p text:style-name="P232"><text:span text:style-name="T405">5</text:span><text:span text:style-name="T406"/></text:p>
                </table:table-cell>
              </table:table-row>
            </table:table>
            <text:p text:style-name="P234"><text:span text:style-name="T406"/></text:p>
            <text:p text:style-name="P235"><text:span text:style-name="T407">4. Evaluation Criteria </text:span></text:p>
            <text:list text:style-name="L236">
              <text:list-item>
                <text:p text:style-name="P236"><text:span text:style-name="T408">User interfaces &amp; experience are usable and functional.</text:span><text:span text:style-name="T409"/></text:p>
              </text:list-item>
            </text:list>
          </table:table-cell>
        </table:table-row>
      </table:table>
      <text:p text:style-name="P238"><text:span text:style-name="T409"/></text:p>
      <text:p text:style-name="P238"><text:span text:style-name="T409"/></text:p>
      <text:p text:style-name="P238"><text:span text:style-name="T410">8. Iteration M7 - Deployment to Production</text:span></text:p>
      <text:p text:style-name="P238"><text:span text:style-name="T411"/></text:p>
      <text:p text:style-name="P238"><text:span text:style-name="T411"/></text:p>
      <table:table table:style-name="Table22">
        <table:table-column table:style-name="TableColumn2200"/>
        <table:table-row table:style-name="TableRow2200">
          <table:table-cell table:style-name="TableCell220000">
            <text:p text:style-name="P240"><text:span text:style-name="T412">1. Key Milestones </text:span></text:p>
            <table:table table:style-name="Table23">
              <table:table-column table:style-name="TableColumn2300"/>
              <table:table-column table:style-name="TableColumn2301"/>
              <table:table-row table:style-name="TableRow2300">
                <table:table-cell table:style-name="TableCell230000">
                  <text:p text:style-name="P242"><text:span text:style-name="T413">Milestone</text:span><text:span text:style-name="T414"/></text:p>
                </table:table-cell>
                <table:table-cell table:style-name="TableCell230001">
                  <text:p text:style-name="P242"><text:span text:style-name="T415">Date</text:span><text:span text:style-name="T416"/></text:p>
                </table:table-cell>
              </table:table-row>
              <table:table-row table:style-name="TableRow2301">
                <table:table-cell table:style-name="TableCell230100">
                  <text:p text:style-name="P245"><text:span text:style-name="T417">Iteration Start<text:s/></text:span><text:span text:style-name="T418"/></text:p>
                </table:table-cell>
                <table:table-cell table:style-name="TableCell230101">
                  <text:p text:style-name="P245"><text:span text:style-name="T419">9/4/2019</text:span><text:span text:style-name="T420"/></text:p>
                </table:table-cell>
              </table:table-row>
              <table:table-row table:style-name="TableRow2302">
                <table:table-cell table:style-name="TableCell230200">
                  <text:p text:style-name="P248"><text:span text:style-name="T421">Iteration Stop<text:s/></text:span><text:span text:style-name="T422"/></text:p>
                </table:table-cell>
                <table:table-cell table:style-name="TableCell230201">
                  <text:p text:style-name="P248"><text:span text:style-name="T423">9/29/2019<text:s/></text:span><text:span text:style-name="T424"/></text:p>
                </table:table-cell>
              </table:table-row>
              <table:table-row table:style-name="TableRow2303">
                <table:table-cell table:style-name="TableCell230300">
                  <text:p text:style-name="P251"><text:span text:style-name="T424"/></text:p>
                </table:table-cell>
                <table:table-cell table:style-name="TableCell230301">
                  <text:p text:style-name="P251"><text:span text:style-name="T424"/></text:p>
                </table:table-cell>
              </table:table-row>
            </table:table>
            <text:p text:style-name="P253"><text:span text:style-name="T424"/></text:p>
            <text:p text:style-name="P254"><text:span text:style-name="T425">2. High-level Objectives<text:s/></text:span><text:span text:style-name="T426"/></text:p>
            <text:list text:style-name="L255">
              <text:list-item>
                <text:p text:style-name="P255"><text:span text:style-name="T426">Incremental integration of changes in development version</text:span></text:p>
              </text:list-item>
            </text:list>
            <text:p text:style-name="P256"><text:span text:style-name="T426"/></text:p>
            <text:p text:style-name="P257"><text:span text:style-name="T427">3. Work Item Assignments </text:span></text:p>
            <table:table table:style-name="Table24">
              <table:table-column table:style-name="TableColumn2400"/>
              <table:table-column table:style-name="TableColumn2401"/>
              <table:table-column table:style-name="TableColumn2402"/>
              <table:table-column table:style-name="TableColumn2403"/>
              <table:table-column table:style-name="TableColumn2404"/>
              <table:table-row table:style-name="TableRow2400">
                <table:table-cell table:style-name="TableCell240000">
                  <text:p text:style-name="P259"><text:span text:style-name="T428">Name / Description</text:span><text:span text:style-name="T429"/></text:p>
                </table:table-cell>
                <table:table-cell table:style-name="TableCell240001">
                  <text:p text:style-name="P259"><text:span text:style-name="T430">Priority</text:span><text:span text:style-name="T431"/></text:p>
                </table:table-cell>
                <table:table-cell table:style-name="TableCell240002">
                  <text:p text:style-name="P259"><text:span text:style-name="T432">Size Estimate (Points)</text:span><text:span text:style-name="T433"/></text:p>
                </table:table-cell>
                <table:table-cell table:style-name="TableCell240003">
                  <text:p text:style-name="P259"><text:span text:style-name="T434">Assigned To</text:span><text:span text:style-name="T435"/></text:p>
                </table:table-cell>
                <table:table-cell table:style-name="TableCell240004">
                  <text:p text:style-name="P259"><text:span text:style-name="T436">Effort estimate (hours)</text:span><text:span text:style-name="T437"/></text:p>
                </table:table-cell>
              </table:table-row>
              <table:table-row table:style-name="TableRow2401">
                <table:table-cell table:style-name="TableCell240100">
                  <text:p text:style-name="P262"><text:span text:style-name="T438">Perform revision and system checkup and implement new features</text:span><text:span text:style-name="T439"/></text:p>
                </table:table-cell>
                <table:table-cell table:style-name="TableCell240101">
                  <text:p text:style-name="P262"><text:span text:style-name="T440">1</text:span><text:span text:style-name="T441"/></text:p>
                </table:table-cell>
                <table:table-cell table:style-name="TableCell240102">
                  <text:p text:style-name="P262"><text:span text:style-name="T442">10</text:span><text:span text:style-name="T443"/></text:p>
                </table:table-cell>
                <table:table-cell table:style-name="TableCell240103">
                  <text:p text:style-name="P262"><text:span text:style-name="T444">Otto von Sperling</text:span><text:span text:style-name="T445"/></text:p>
                </table:table-cell>
                <table:table-cell table:style-name="TableCell240104">
                  <text:p text:style-name="P262"><text:span text:style-name="T446">20<text:s/></text:span><text:span text:style-name="T447"/></text:p>
                </table:table-cell>
              </table:table-row>
            </table:table>
            <text:p text:style-name="P264"><text:span text:style-name="T447"/></text:p>
            <text:p text:style-name="P265"><text:span text:style-name="T448">4. Evaluation Criteria </text:span></text:p>
            <text:list text:style-name="L266">
              <text:list-item>
                <text:p text:style-name="P266"><text:span text:style-name="T449">Platform is behaving as expected.</text:span><text:span text:style-name="T450"/></text:p>
              </text:list-item>
            </text:list>
          </table:table-cell>
        </table:table-row>
      </table:table>
      <text:p text:style-name="P268"><text:span text:style-name="T450"/></text:p>
      <text:p text:style-name="P269"><text:span text:style-name="T4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